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LA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Mo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Koch-Str. /Alfred-Nobel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66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7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Mo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str.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 - Parkdec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Mo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str.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 - Parkdec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1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Mo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str.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 - Parkdec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Mo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lkenstr. /Ra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66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4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Mo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Zuse-Str.5 /Berghaus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ürger-King Feldrand</text:p>
          </table:table-cell>
          <table:covered-table-cell table:number-columns-repeated="2" table:style-name="ce10"/>
          <table:table-cell table:style-name="ce4" office:value-type="string">
            <text:p>46/8d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H016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Langen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ötscher Weg /Schneid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47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02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Langen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onprinzstr.104 /Fabrici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vor Brücke</text:p>
          </table:table-cell>
          <table:covered-table-cell table:number-columns-repeated="2" table:style-name="ce10"/>
          <table:table-cell table:style-name="ce4" office:value-type="string">
            <text:p>47/6c</text:p>
          </table:table-cell>
          <table:table-cell table:style-name="ce21" office:value-type="string" table:number-columns-spanned="3" table:number-rows-spanned="1">
            <text:p>2*Konk.Tel.02327-919281</text:p>
          </table:table-cell>
          <table:covered-table-cell table:number-columns-repeated="2" table:style-name="ce24"/>
          <table:table-cell table:style-name="ce26" office:value-type="string">
            <text:p>K326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Langen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ldhauser Weg.13 /Im Mutschei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</text:p>
          </table:table-cell>
          <table:covered-table-cell table:number-columns-repeated="2" table:style-name="ce10"/>
          <table:table-cell table:style-name="ce4" office:value-type="string">
            <text:p>47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091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Langen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iserbusch /Leichlingerstr.1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nsa-Bau</text:p>
          </table:table-cell>
          <table:covered-table-cell table:number-columns-repeated="2" table:style-name="ce10"/>
          <table:table-cell table:style-name="ce4" office:value-type="string">
            <text:p>47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1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agelsbaum /Burscheid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bei Haltestelle</text:p>
          </table:table-cell>
          <table:covered-table-cell table:number-columns-repeated="2" table:style-name="ce10"/>
          <table:table-cell table:style-name="ce4" office:value-type="string">
            <text:p>69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6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einhamberg /Bergham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69-4d</text:p>
          </table:table-cell>
          <table:table-cell table:style-name="ce21" office:value-type="string" table:number-columns-spanned="3" table:number-rows-spanned="1">
            <text:p>über Hamberger Str anfahren</text:p>
          </table:table-cell>
          <table:covered-table-cell table:number-columns-repeated="2" table:style-name="ce24"/>
          <table:table-cell table:style-name="ce26" office:value-type="string">
            <text:p>K209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69/2c</text:p>
          </table:table-cell>
          <table:table-cell table:style-name="ce21" office:value-type="string" table:number-columns-spanned="3" table:number-rows-spanned="1">
            <text:p>Konk, 02327-919281 100m</text:p>
          </table:table-cell>
          <table:covered-table-cell table:number-columns-repeated="2" table:style-name="ce24"/>
          <table:table-cell table:style-name="ce26" office:value-type="string">
            <text:p>H003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 /Irle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neben G+P</text:p>
          </table:table-cell>
          <table:covered-table-cell table:number-columns-repeated="2" table:style-name="ce10"/>
          <table:table-cell table:style-name="ce4" office:value-type="string">
            <text:p>69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5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1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stor-Löh-Str. 5 /Rad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tto</text:p>
          </table:table-cell>
          <table:covered-table-cell table:number-columns-repeated="2" table:style-name="ce10"/>
          <table:table-cell table:style-name="ce4" office:value-type="string">
            <text:p>70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25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9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stor-Löh-Str. 5 /Rad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tto</text:p>
          </table:table-cell>
          <table:covered-table-cell table:number-columns-repeated="2" table:style-name="ce10"/>
          <table:table-cell table:style-name="ce4" office:value-type="string">
            <text:p>70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60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Odenth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gstr. 153 (auf LE über Gronenborner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er Hartmann bei G+P</text:p>
          </table:table-cell>
          <table:covered-table-cell table:number-columns-repeated="2" table:style-name="ce10"/>
          <table:table-cell table:style-name="ce4" office:value-type="string">
            <text:p>69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05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38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Odenth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gstr. 153 (auf LE über Gronenborner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er Hartmann bei G+P</text:p>
          </table:table-cell>
          <table:covered-table-cell table:number-columns-repeated="2" table:style-name="ce10"/>
          <table:table-cell table:style-name="ce4" office:value-type="string">
            <text:p>69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69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Bergisch-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rtsausf. Odenthal /Altenberger-Dom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ushaltestelle</text:p>
          </table:table-cell>
          <table:covered-table-cell table:number-columns-repeated="2" table:style-name="ce10"/>
          <table:table-cell table:style-name="ce4" office:value-type="string">
            <text:p>89/5d</text:p>
          </table:table-cell>
          <table:table-cell table:style-name="ce21" office:value-type="string" table:number-columns-spanned="3" table:number-rows-spanned="1">
            <text:p>Verschw H0375 am 06.12.012/Verschw.K1577 30.04.12</text:p>
          </table:table-cell>
          <table:covered-table-cell table:number-columns-repeated="2" table:style-name="ce24"/>
          <table:table-cell table:style-name="ce26" office:value-type="string">
            <text:p>K1471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ergisch-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midt-Blegge-Str. 25b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lecker Koss</text:p>
          </table:table-cell>
          <table:covered-table-cell table:number-columns-repeated="2" table:style-name="ce10"/>
          <table:table-cell table:style-name="ce4" office:value-type="string">
            <text:p>109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27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hulenweg /Glockenblum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08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95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wiesenstr. /Colonia-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gü Friedhof Sackgasse</text:p>
          </table:table-cell>
          <table:covered-table-cell table:number-columns-repeated="2" table:style-name="ce10"/>
          <table:table-cell table:style-name="ce4" office:value-type="string">
            <text:p>108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62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nschaftstr. 10/Bergisch-Gladbacher-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urger King</text:p>
          </table:table-cell>
          <table:covered-table-cell table:number-columns-repeated="2" table:style-name="ce10"/>
          <table:table-cell table:style-name="ce4" office:value-type="string">
            <text:p>108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6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rhard-Hauptmann-Str. /Fehrenba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trommast</text:p>
          </table:table-cell>
          <table:covered-table-cell table:number-columns-repeated="2" table:style-name="ce10"/>
          <table:table-cell table:style-name="ce4" office:value-type="string">
            <text:p>108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7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rhard-Hauptmann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aragen</text:p>
          </table:table-cell>
          <table:covered-table-cell table:number-columns-repeated="2" table:style-name="ce10"/>
          <table:table-cell table:style-name="ce4" office:value-type="string">
            <text:p>108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2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Weidenbruch /Berli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nb. Mauer (G+P)</text:p>
          </table:table-cell>
          <table:covered-table-cell table:number-columns-repeated="2" table:style-name="ce10"/>
          <table:table-cell table:style-name="ce4" office:value-type="string">
            <text:p>108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6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kaulerstr. /Berli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Brücke</text:p>
          </table:table-cell>
          <table:covered-table-cell table:number-columns-repeated="2" table:style-name="ce10"/>
          <table:table-cell table:style-name="ce4" office:value-type="string">
            <text:p>108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39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kaulerstr. /Berli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Brücke</text:p>
          </table:table-cell>
          <table:covered-table-cell table:number-columns-repeated="2" table:style-name="ce10"/>
          <table:table-cell table:style-name="ce4" office:value-type="string">
            <text:p>108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6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slacher Weg /Höhenhauser 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8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4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ufelandstr. 86 /Peter-Grieß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...)</text:p>
          </table:table-cell>
          <table:covered-table-cell table:number-columns-repeated="2" table:style-name="ce10"/>
          <table:table-cell table:style-name="ce4" office:value-type="string">
            <text:p>107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4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verkusener Str. /P-plz Bay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87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97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verkusener Str. /P-plz Bay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87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65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delhofstr. /200 m. Am Feldrai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zwischen 150-152</text:p>
          </table:table-cell>
          <table:covered-table-cell table:number-columns-repeated="2" table:style-name="ce10"/>
          <table:table-cell table:style-name="ce4" office:value-type="string">
            <text:p>87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1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delhofstr. /200 m. Am Feldrai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zwischen 150-152</text:p>
          </table:table-cell>
          <table:covered-table-cell table:number-columns-repeated="2" table:style-name="ce10"/>
          <table:table-cell table:style-name="ce4" office:value-type="string">
            <text:p>87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39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delhofstr. /200 m. Am Feldrai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87/12c</text:p>
          </table:table-cell>
          <table:table-cell table:style-name="ce21" office:value-type="string" table:number-columns-spanned="3" table:number-rows-spanned="1">
            <text:p>verschw. K5019 am 23.07.08</text:p>
          </table:table-cell>
          <table:covered-table-cell table:number-columns-repeated="2" table:style-name="ce24"/>
          <table:table-cell table:style-name="ce26" office:value-type="string">
            <text:p>H01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eutz-Mülheimer-Str. /Au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r Werkshalle</text:p>
          </table:table-cell>
          <table:covered-table-cell table:number-columns-repeated="2" table:style-name="ce10"/>
          <table:table-cell table:style-name="ce4" office:value-type="string">
            <text:p>135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1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